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374in"/>
    </style:style>
    <style:style style:name="co2" style:family="table-column">
      <style:table-column-properties fo:break-before="auto" style:column-width="0.7346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1.0543in"/>
    </style:style>
    <style:style style:name="co6" style:family="table-column">
      <style:table-column-properties fo:break-before="auto" style:column-width="2.6146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 style:data-style-name="N100">
      <style:text-properties fo:font-size="8pt" style:font-size-asian="8pt" style:font-size-complex="8pt"/>
    </style:style>
    <style:style style:name="ce4" style:family="table-cell" style:parent-style-name="Default">
      <style:text-properties style:font-name="Arial" fo:font-size="8pt" style:font-name-asian="DejaVu Sans" style:font-size-asian="8pt" style:font-name-complex="DejaVu Sans" style:font-size-complex="8pt"/>
    </style:style>
    <style:style style:name="ce5" style:family="table-cell" style:parent-style-name="Default" style:data-style-name="N2">
      <style:text-properties fo:font-size="8pt" style:font-size-asian="8pt" style:font-size-complex="8pt"/>
    </style:style>
    <style:style style:name="ce6" style:family="table-cell" style:parent-style-name="Default" style:data-style-name="N2">
      <style:text-properties style:font-name="Arial" fo:font-size="8pt" style:font-name-asian="DejaVu Sans" style:font-size-asian="8pt" style:font-name-complex="DejaVu Sans" style:font-size-complex="8pt"/>
    </style:style>
    <style:style style:name="ce7" style:family="table-cell" style:parent-style-name="Default">
      <style:table-cell-properties fo:wrap-option="wrap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fo:wrap-option="wrap"/>
      <style:text-properties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3" table:default-cell-style-name="ce4"/>
        <table:table-column table:style-name="co3" table:default-cell-style-name="ce1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8"/>
        <table:table-row table:style-name="ro1">
          <table:table-cell/>
          <table:table-cell table:style-name="ce2" office:value-type="string">
            <text:p>Element</text:p>
          </table:table-cell>
          <table:table-cell table:style-name="ce2" office:value-type="string">
            <text:p><text:s/>32-bit</text:p>
          </table:table-cell>
          <table:table-cell table:style-name="ce2" office:value-type="string">
            <text:p><text:s/>64-bit</text:p>
          </table:table-cell>
          <table:table-cell table:style-name="ce2" office:value-type="string">
            <text:p>32-bit Setup</text:p>
          </table:table-cell>
          <table:table-cell table:style-name="ce2" office:value-type="string">
            <text:p>64-bit Setup</text:p>
          </table:table-cell>
          <table:table-cell table:style-name="ce2" office:value-type="string">
            <text:p>32-bit Effective </text:p>
          </table:table-cell>
          <table:table-cell table:style-name="ce2" office:value-type="string">
            <text:p>64-bit Effective</text:p>
          </table:table-cell>
          <table:table-cell table:style-name="ce2" office:value-type="string">
            <text:p>32-bit % Diff</text:p>
          </table:table-cell>
          <table:table-cell table:style-name="ce2" office:value-type="string">
            <text:p>32-bit Effective %</text:p>
          </table:table-cell>
          <table:table-cell table:style-name="ce2" office:value-type="string">
            <text:p>64-bit % Diff</text:p>
          </table:table-cell>
          <table:table-cell table:style-name="ce2" office:value-type="string">
            <text:p>64-Bit Effective %</text:p>
          </table:table-cell>
          <table:table-cell table:style-name="ce7" office:value-type="string">
            <text:p>Description</text:p>
          </table:table-cell>
        </table:table-row>
        <table:table-row table:style-name="ro1">
          <table:table-cell/>
          <table:table-cell office:value-type="string">
            <text:p>radix1</text:p>
          </table:table-cell>
          <table:table-cell table:style-name="ce3" office:value-type="string">
            <text:p><text:s/>4.570401</text:p>
          </table:table-cell>
          <table:table-cell table:style-name="ce3" office:value-type="string">
            <text:p><text:s/>4.463401</text:p>
          </table:table-cell>
          <table:table-cell table:style-name="ce3" office:value-type="string">
            <text:p>.240400</text:p>
          </table:table-cell>
          <table:table-cell table:style-name="ce3" office:value-type="string">
            <text:p>.221800</text:p>
          </table:table-cell>
          <table:table-cell table:style-name="ce3" table:formula="of:=[.C2]-[.E2]" office:value-type="float" office:value="4.330001">
            <text:p>4.330001</text:p>
          </table:table-cell>
          <table:table-cell table:style-name="ce3" table:formula="of:=[.D2]-[.F2]" office:value-type="float" office:value="4.241601">
            <text:p>4.24160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>Original RadixIPLookup</text:p>
          </table:table-cell>
        </table:table-row>
        <table:table-row table:style-name="ro1">
          <table:table-cell/>
          <table:table-cell office:value-type="string">
            <text:p>radix2</text:p>
          </table:table-cell>
          <table:table-cell table:style-name="ce3" office:value-type="string">
            <text:p><text:s/>4.756599</text:p>
          </table:table-cell>
          <table:table-cell table:style-name="ce3" office:value-type="string">
            <text:p><text:s/>4.293</text:p>
          </table:table-cell>
          <table:table-cell table:style-name="ce3" office:value-type="string">
            <text:p>.294600</text:p>
          </table:table-cell>
          <table:table-cell table:style-name="ce3" office:value-type="string">
            <text:p>.281600</text:p>
          </table:table-cell>
          <table:table-cell table:style-name="ce3" table:formula="of:=[.C3]-[.E3]" office:value-type="float" office:value="4.461999">
            <text:p>4.461999</text:p>
          </table:table-cell>
          <table:table-cell table:style-name="ce3" table:formula="of:=[.D3]-[.F3]" office:value-type="float" office:value="4.0114">
            <text:p>4.0114</text:p>
          </table:table-cell>
          <table:table-cell table:formula="of:=([.$C$2]-[.C3])/[.$C$2]*100" office:value-type="float" office:value="-4.07399700813997">
            <text:p>-4.07</text:p>
          </table:table-cell>
          <table:table-cell table:formula="of:=([.$G$2]-[.G3])/[.$G$2]*100" office:value-type="float" office:value="-3.04845195185866">
            <text:p>-3.05</text:p>
          </table:table-cell>
          <table:table-cell table:formula="of:=([.$D$2]-[.D3])/[.$D$2]*100" office:value-type="float" office:value="3.81773898424094">
            <text:p>3.82</text:p>
          </table:table-cell>
          <table:table-cell table:formula="of:=([.$H$2]-[.H3])/[.$H$2]*100" office:value-type="float" office:value="5.42721958053103">
            <text:p>5.43</text:p>
          </table:table-cell>
          <table:table-cell office:value-type="string">
            <text:p>Memaligned <text:s/>(/8, /3)</text:p>
          </table:table-cell>
        </table:table-row>
        <table:table-row table:style-name="ro1">
          <table:table-cell/>
          <table:table-cell office:value-type="string">
            <text:p>radix3</text:p>
          </table:table-cell>
          <table:table-cell table:style-name="ce3" office:value-type="string">
            <text:p><text:s/>4.572200</text:p>
          </table:table-cell>
          <table:table-cell table:style-name="ce3" office:value-type="string">
            <text:p><text:s/>4.882400</text:p>
          </table:table-cell>
          <table:table-cell table:style-name="ce3" office:value-type="string">
            <text:p>.270</text:p>
          </table:table-cell>
          <table:table-cell table:style-name="ce3" office:value-type="string">
            <text:p>.251400</text:p>
          </table:table-cell>
          <table:table-cell table:style-name="ce3" table:formula="of:=[.C4]-[.E4]" office:value-type="float" office:value="4.3022">
            <text:p>4.3022</text:p>
          </table:table-cell>
          <table:table-cell table:style-name="ce3" table:formula="of:=[.D4]-[.F4]" office:value-type="float" office:value="4.631">
            <text:p>4.631</text:p>
          </table:table-cell>
          <table:table-cell table:formula="of:=([.$C$2]-[.C4])/[.$C$2]*100" office:value-type="float" office:value="-0.0393619728334389">
            <text:p>-0.04</text:p>
          </table:table-cell>
          <table:table-cell table:formula="of:=([.$G$2]-[.G4])/[.$G$2]*100" office:value-type="float" office:value="0.642055278971092">
            <text:p>0.64</text:p>
          </table:table-cell>
          <table:table-cell table:formula="of:=([.$D$2]-[.D4])/[.$D$2]*100" office:value-type="float" office:value="-9.38743796490612">
            <text:p>-9.39</text:p>
          </table:table-cell>
          <table:table-cell table:formula="of:=([.$H$2]-[.H4])/[.$H$2]*100" office:value-type="float" office:value="-9.18047218491318">
            <text:p>-9.18</text:p>
          </table:table-cell>
          <table:table-cell office:value-type="string">
            <text:p><text:s/>(/8,/3)</text:p>
          </table:table-cell>
        </table:table-row>
        <table:table-row table:style-name="ro1">
          <table:table-cell/>
          <table:table-cell office:value-type="string">
            <text:p>radix4</text:p>
          </table:table-cell>
          <table:table-cell table:style-name="ce3" office:value-type="string">
            <text:p><text:s/>4.640600</text:p>
          </table:table-cell>
          <table:table-cell table:style-name="ce3" office:value-type="string">
            <text:p><text:s/>4.776601</text:p>
          </table:table-cell>
          <table:table-cell table:style-name="ce3" office:value-type="string">
            <text:p>.260</text:p>
          </table:table-cell>
          <table:table-cell table:style-name="ce3" office:value-type="string">
            <text:p>.241400</text:p>
          </table:table-cell>
          <table:table-cell table:style-name="ce3" table:formula="of:=[.C5]-[.E5]" office:value-type="float" office:value="4.3806">
            <text:p>4.3806</text:p>
          </table:table-cell>
          <table:table-cell table:style-name="ce3" table:formula="of:=[.D5]-[.F5]" office:value-type="float" office:value="4.535201">
            <text:p>4.535201</text:p>
          </table:table-cell>
          <table:table-cell table:formula="of:=([.$C$2]-[.C5])/[.$C$2]*100" office:value-type="float" office:value="-1.5359483773962">
            <text:p>-1.54</text:p>
          </table:table-cell>
          <table:table-cell table:formula="of:=([.$G$2]-[.G5])/[.$G$2]*100" office:value-type="float" office:value="-1.16856785945315">
            <text:p>-1.17</text:p>
          </table:table-cell>
          <table:table-cell table:formula="of:=([.$D$2]-[.D5])/[.$D$2]*100" office:value-type="float" office:value="-7.0170706149862">
            <text:p>-7.02</text:p>
          </table:table-cell>
          <table:table-cell table:formula="of:=([.$H$2]-[.H5])/[.$H$2]*100" office:value-type="float" office:value="-6.92191462610464">
            <text:p>-6.92</text:p>
          </table:table-cell>
          <table:table-cell office:value-type="string">
            <text:p>(/8, /2)</text:p>
          </table:table-cell>
        </table:table-row>
        <table:table-row table:style-name="ro1">
          <table:table-cell/>
          <table:table-cell office:value-type="string">
            <text:p>radix5</text:p>
          </table:table-cell>
          <table:table-cell table:style-name="ce3" office:value-type="string">
            <text:p><text:s/>4.458000</text:p>
          </table:table-cell>
          <table:table-cell table:style-name="ce3" office:value-type="string">
            <text:p><text:s/>4.424601</text:p>
          </table:table-cell>
          <table:table-cell table:style-name="ce3" office:value-type="string">
            <text:p>.240400</text:p>
          </table:table-cell>
          <table:table-cell table:style-name="ce3" office:value-type="string">
            <text:p>.219600</text:p>
          </table:table-cell>
          <table:table-cell table:style-name="ce3" table:formula="of:=[.C6]-[.E6]" office:value-type="float" office:value="4.2176">
            <text:p>4.2176</text:p>
          </table:table-cell>
          <table:table-cell table:style-name="ce3" table:formula="of:=[.D6]-[.F6]" office:value-type="float" office:value="4.205001">
            <text:p>4.205001</text:p>
          </table:table-cell>
          <table:table-cell table:formula="of:=([.$C$2]-[.C6])/[.$C$2]*100" office:value-type="float" office:value="2.45932468507687">
            <text:p>2.46</text:p>
          </table:table-cell>
          <table:table-cell table:formula="of:=([.$G$2]-[.G6])/[.$G$2]*100" office:value-type="float" office:value="2.59586545130129">
            <text:p>2.60</text:p>
          </table:table-cell>
          <table:table-cell table:formula="of:=([.$D$2]-[.D6])/[.$D$2]*100" office:value-type="float" office:value="0.869292272865471">
            <text:p>0.87</text:p>
          </table:table-cell>
          <table:table-cell table:formula="of:=([.$H$2]-[.H6])/[.$H$2]*100" office:value-type="float" office:value="0.862881727913587">
            <text:p>0.86</text:p>
          </table:table-cell>
          <table:table-cell office:value-type="string">
            <text:p><text:s/>(/16, /4)</text:p>
          </table:table-cell>
        </table:table-row>
        <table:table-row table:style-name="ro2">
          <table:table-cell/>
          <table:table-cell office:value-type="string">
            <text:p>radix6</text:p>
          </table:table-cell>
          <table:table-cell table:style-name="ce3" office:value-type="string">
            <text:p><text:s/>4.571</text:p>
          </table:table-cell>
          <table:table-cell table:style-name="ce3" office:value-type="string">
            <text:p><text:s/>5.394400</text:p>
          </table:table-cell>
          <table:table-cell table:style-name="ce3" office:value-type="string">
            <text:p>.310200</text:p>
          </table:table-cell>
          <table:table-cell table:style-name="ce3" office:value-type="string">
            <text:p>.296800</text:p>
          </table:table-cell>
          <table:table-cell table:style-name="ce3" table:formula="of:=[.C7]-[.E7]" office:value-type="float" office:value="4.2608">
            <text:p>4.2608</text:p>
          </table:table-cell>
          <table:table-cell table:style-name="ce3" table:formula="of:=[.D7]-[.F7]" office:value-type="float" office:value="5.0976">
            <text:p>5.0976</text:p>
          </table:table-cell>
          <table:table-cell table:formula="of:=([.$C$2]-[.C7])/[.$C$2]*100" office:value-type="float" office:value="-0.0131060709990075">
            <text:p>-0.01</text:p>
          </table:table-cell>
          <table:table-cell table:formula="of:=([.$G$2]-[.G7])/[.$G$2]*100" office:value-type="float" office:value="1.59817515053693">
            <text:p>1.60</text:p>
          </table:table-cell>
          <table:table-cell table:formula="of:=([.$D$2]-[.D7])/[.$D$2]*100" office:value-type="float" office:value="-20.8585112563267">
            <text:p>-20.86</text:p>
          </table:table-cell>
          <table:table-cell table:formula="of:=([.$H$2]-[.H7])/[.$H$2]*100" office:value-type="float" office:value="-20.1810354156367">
            <text:p>-20.18</text:p>
          </table:table-cell>
          <table:table-cell office:value-type="string">
            <text:p>Memaligned, Separate allocation of superchildren (/8, /3)</text:p>
          </table:table-cell>
        </table:table-row>
        <table:table-row table:style-name="ro1">
          <table:table-cell/>
          <table:table-cell office:value-type="string">
            <text:p>radix7</text:p>
          </table:table-cell>
          <table:table-cell table:style-name="ce3" office:value-type="string">
            <text:p><text:s/>4.545400</text:p>
          </table:table-cell>
          <table:table-cell table:style-name="ce3" office:value-type="string">
            <text:p><text:s/>3.856600</text:p>
          </table:table-cell>
          <table:table-cell table:style-name="ce3" office:value-type="string">
            <text:p>.2800</text:p>
          </table:table-cell>
          <table:table-cell table:style-name="ce3" office:value-type="string">
            <text:p>.262800</text:p>
          </table:table-cell>
          <table:table-cell table:style-name="ce3" table:formula="of:=[.C8]-[.E8]" office:value-type="float" office:value="4.2654">
            <text:p>4.2654</text:p>
          </table:table-cell>
          <table:table-cell table:style-name="ce3" table:formula="of:=[.D8]-[.F8]" office:value-type="float" office:value="3.5938">
            <text:p>3.5938</text:p>
          </table:table-cell>
          <table:table-cell table:formula="of:=([.$C$2]-[.C8])/[.$C$2]*100" office:value-type="float" office:value="0.547019834802252">
            <text:p>0.55</text:p>
          </table:table-cell>
          <table:table-cell table:formula="of:=([.$G$2]-[.G8])/[.$G$2]*100" office:value-type="float" office:value="1.49193960925184">
            <text:p>1.49</text:p>
          </table:table-cell>
          <table:table-cell table:formula="of:=([.$D$2]-[.D8])/[.$D$2]*100" office:value-type="float" office:value="13.5950366099752">
            <text:p>13.60</text:p>
          </table:table-cell>
          <table:table-cell table:formula="of:=([.$H$2]-[.H8])/[.$H$2]*100" office:value-type="float" office:value="15.2725586400041">
            <text:p>15.27</text:p>
          </table:table-cell>
          <table:table-cell office:value-type="string">
            <text:p>Removed member fields. (/12, /5)</text:p>
          </table:table-cell>
        </table:table-row>
        <table:table-row table:style-name="ro1">
          <table:table-cell/>
          <table:table-cell office:value-type="string">
            <text:p>radix8</text:p>
          </table:table-cell>
          <table:table-cell table:style-name="ce3" office:value-type="string">
            <text:p><text:s/>4.692801</text:p>
          </table:table-cell>
          <table:table-cell table:style-name="ce3" office:value-type="string">
            <text:p><text:s/>3.925199</text:p>
          </table:table-cell>
          <table:table-cell table:style-name="ce3" office:value-type="string">
            <text:p>.2800</text:p>
          </table:table-cell>
          <table:table-cell table:style-name="ce3" office:value-type="string">
            <text:p>.263800</text:p>
          </table:table-cell>
          <table:table-cell table:style-name="ce3" table:formula="of:=[.C9]-[.E9]" office:value-type="float" office:value="4.412801">
            <text:p>4.412801</text:p>
          </table:table-cell>
          <table:table-cell table:style-name="ce3" table:formula="of:=[.D9]-[.F9]" office:value-type="float" office:value="3.661399">
            <text:p>3.661399</text:p>
          </table:table-cell>
          <table:table-cell table:formula="of:=([.$C$2]-[.C9])/[.$C$2]*100" office:value-type="float" office:value="-2.67810198711229">
            <text:p>-2.68</text:p>
          </table:table-cell>
          <table:table-cell table:formula="of:=([.$G$2]-[.G9])/[.$G$2]*100" office:value-type="float" office:value="-1.91223974313169">
            <text:p>-1.91</text:p>
          </table:table-cell>
          <table:table-cell table:formula="of:=([.$D$2]-[.D9])/[.$D$2]*100" office:value-type="float" office:value="12.0581144288851">
            <text:p>12.06</text:p>
          </table:table-cell>
          <table:table-cell table:formula="of:=([.$H$2]-[.H9])/[.$H$2]*100" office:value-type="float" office:value="13.6788443797519">
            <text:p>13.68</text:p>
          </table:table-cell>
          <table:table-cell office:value-type="string">
            <text:p>(/12, /5)</text:p>
          </table:table-cell>
        </table:table-row>
        <table:table-row table:style-name="ro1">
          <table:table-cell table:number-columns-repeated="6"/>
          <table:table-cell table:style-name="ce1"/>
          <table:table-cell/>
          <table:table-cell table:style-name="ce1" table:number-columns-repeated="4"/>
          <table:table-cell table:style-name="ce9"/>
        </table:table-row>
        <table:table-row table:style-name="ro1">
          <table:table-cell office:value-type="string">
            <text:p>1m_20</text:p>
          </table:table-cell>
          <table:table-cell table:style-name="ce2" office:value-type="string">
            <text:p>Element</text:p>
          </table:table-cell>
          <table:table-cell table:style-name="ce2" office:value-type="string">
            <text:p><text:s/>32-bit</text:p>
          </table:table-cell>
          <table:table-cell table:style-name="ce2" office:value-type="string">
            <text:p><text:s/>64-bit</text:p>
          </table:table-cell>
          <table:table-cell table:style-name="ce2" office:value-type="string">
            <text:p>32-bit Setup</text:p>
          </table:table-cell>
          <table:table-cell table:style-name="ce2" office:value-type="string">
            <text:p>64-bit Setup</text:p>
          </table:table-cell>
          <table:table-cell table:style-name="ce2" office:value-type="string">
            <text:p>32-bit Effective </text:p>
          </table:table-cell>
          <table:table-cell table:style-name="ce2" office:value-type="string">
            <text:p>64-bit Effective</text:p>
          </table:table-cell>
          <table:table-cell table:style-name="ce2" office:value-type="string">
            <text:p>32-bit % Diff</text:p>
          </table:table-cell>
          <table:table-cell table:style-name="ce2" office:value-type="string">
            <text:p>32-bit Effective %</text:p>
          </table:table-cell>
          <table:table-cell table:style-name="ce2" office:value-type="string">
            <text:p>64-bit % Diff</text:p>
          </table:table-cell>
          <table:table-cell table:style-name="ce2" office:value-type="string">
            <text:p>64-Bit Effective %</text:p>
          </table:table-cell>
          <table:table-cell table:style-name="ce7" office:value-type="string">
            <text:p>Description</text:p>
          </table:table-cell>
        </table:table-row>
        <table:table-row table:style-name="ro1">
          <table:table-cell/>
          <table:table-cell office:value-type="string">
            <text:p>radix1</text:p>
          </table:table-cell>
          <table:table-cell office:value-type="float" office:value="7.259">
            <text:p>7.259</text:p>
          </table:table-cell>
          <table:table-cell office:value-type="float" office:value="7.286">
            <text:p>7.286</text:p>
          </table:table-cell>
          <table:table-cell office:value-type="float" office:value="1.218">
            <text:p>1.218</text:p>
          </table:table-cell>
          <table:table-cell office:value-type="float" office:value="1.014">
            <text:p>1.014</text:p>
          </table:table-cell>
          <table:table-cell table:formula="of:=[.C12]-[.E12]" office:value-type="float" office:value="6.041">
            <text:p>6.041</text:p>
          </table:table-cell>
          <table:table-cell table:formula="of:=[.D12]-[.F12]" office:value-type="float" office:value="6.272">
            <text:p>6.27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>Original RadixIPLookup</text:p>
          </table:table-cell>
        </table:table-row>
        <table:table-row table:style-name="ro1">
          <table:table-cell/>
          <table:table-cell office:value-type="string">
            <text:p>radix2</text:p>
          </table:table-cell>
          <table:table-cell office:value-type="float" office:value="7.510667">
            <text:p>7.510667</text:p>
          </table:table-cell>
          <table:table-cell office:value-type="float" office:value="7.512667">
            <text:p>7.512667</text:p>
          </table:table-cell>
          <table:table-cell office:value-type="float" office:value="1.25333">
            <text:p>1.25333</text:p>
          </table:table-cell>
          <table:table-cell office:value-type="float" office:value="1.06866">
            <text:p>1.06866</text:p>
          </table:table-cell>
          <table:table-cell table:formula="of:=[.C13]-[.E13]" office:value-type="float" office:value="6.257337">
            <text:p>6.257337</text:p>
          </table:table-cell>
          <table:table-cell table:formula="of:=[.D13]-[.F13]" office:value-type="float" office:value="6.444007">
            <text:p>6.444007</text:p>
          </table:table-cell>
          <table:table-cell table:formula="of:=([.$C$12]-[.C13])/[.$C$12]*100" office:value-type="float" office:value="-3.46696514671442">
            <text:p>-3.47</text:p>
          </table:table-cell>
          <table:table-cell table:style-name="ce6" table:formula="of:=([.$G$12]-[.G13])/[.$G$12]*100" office:value-type="float" office:value="-3.58114550571096">
            <text:p>-3.58</text:p>
          </table:table-cell>
          <table:table-cell table:style-name="ce6" table:formula="of:=([.$D$12]-[.D13])/[.$D$12]*100" office:value-type="float" office:value="-3.11099368652211">
            <text:p>-3.11</text:p>
          </table:table-cell>
          <table:table-cell table:style-name="ce6" table:formula="of:=([.$H$12]-[.H13])/[.$H$12]*100" office:value-type="float" office:value="-2.74245854591839">
            <text:p>-2.74</text:p>
          </table:table-cell>
          <table:table-cell office:value-type="string">
            <text:p>Memaligned <text:s/>(/8, /3)</text:p>
          </table:table-cell>
        </table:table-row>
        <table:table-row table:style-name="ro1">
          <table:table-cell/>
          <table:table-cell office:value-type="string">
            <text:p>radix3</text:p>
          </table:table-cell>
          <table:table-cell office:value-type="float" office:value="7.69833">
            <text:p>7.69833</text:p>
          </table:table-cell>
          <table:table-cell office:value-type="float" office:value="8.201667">
            <text:p>8.201667</text:p>
          </table:table-cell>
          <table:table-cell office:value-type="float" office:value="1.228">
            <text:p>1.228</text:p>
          </table:table-cell>
          <table:table-cell office:value-type="float" office:value="1.052333">
            <text:p>1.052333</text:p>
          </table:table-cell>
          <table:table-cell table:formula="of:=[.C14]-[.E14]" office:value-type="float" office:value="6.47033">
            <text:p>6.47033</text:p>
          </table:table-cell>
          <table:table-cell table:formula="of:=[.D14]-[.F14]" office:value-type="float" office:value="7.149334">
            <text:p>7.149334</text:p>
          </table:table-cell>
          <table:table-cell table:formula="of:=([.$C$12]-[.C14])/[.$C$12]*100" office:value-type="float" office:value="-6.05221104835377">
            <text:p>-6.05</text:p>
          </table:table-cell>
          <table:table-cell table:style-name="ce6" table:formula="of:=([.$G$12]-[.G14])/[.$G$12]*100" office:value-type="float" office:value="-7.10693593775865">
            <text:p>-7.11</text:p>
          </table:table-cell>
          <table:table-cell table:style-name="ce6" table:formula="of:=([.$D$12]-[.D14])/[.$D$12]*100" office:value-type="float" office:value="-12.5674855888005">
            <text:p>-12.57</text:p>
          </table:table-cell>
          <table:table-cell table:style-name="ce6" table:formula="of:=([.$H$12]-[.H14])/[.$H$12]*100" office:value-type="float" office:value="-13.988105867347">
            <text:p>-13.99</text:p>
          </table:table-cell>
          <table:table-cell office:value-type="string">
            <text:p><text:s/>(/8,/3)</text:p>
          </table:table-cell>
        </table:table-row>
        <table:table-row table:style-name="ro1">
          <table:table-cell/>
          <table:table-cell office:value-type="string">
            <text:p>radix4</text:p>
          </table:table-cell>
          <table:table-cell office:value-type="float" office:value="8.421334">
            <text:p>8.421334</text:p>
          </table:table-cell>
          <table:table-cell office:value-type="float" office:value="9.93999">
            <text:p>9.93999</text:p>
          </table:table-cell>
          <table:table-cell office:value-type="float" office:value="1.283334">
            <text:p>1.283334</text:p>
          </table:table-cell>
          <table:table-cell office:value-type="float" office:value="1.06133">
            <text:p>1.06133</text:p>
          </table:table-cell>
          <table:table-cell table:formula="of:=[.C15]-[.E15]" office:value-type="float" office:value="7.138">
            <text:p>7.138</text:p>
          </table:table-cell>
          <table:table-cell table:formula="of:=[.D15]-[.F15]" office:value-type="float" office:value="8.87866">
            <text:p>8.87866</text:p>
          </table:table-cell>
          <table:table-cell table:formula="of:=([.$C$12]-[.C15])/[.$C$12]*100" office:value-type="float" office:value="-16.0123157459705">
            <text:p>-16.01</text:p>
          </table:table-cell>
          <table:table-cell table:style-name="ce6" table:formula="of:=([.$G$12]-[.G15])/[.$G$12]*100" office:value-type="float" office:value="-18.1592451580864">
            <text:p>-18.16</text:p>
          </table:table-cell>
          <table:table-cell table:style-name="ce6" table:formula="of:=([.$D$12]-[.D15])/[.$D$12]*100" office:value-type="float" office:value="-36.4258852594016">
            <text:p>-36.43</text:p>
          </table:table-cell>
          <table:table-cell table:style-name="ce6" table:formula="of:=([.$H$12]-[.H15])/[.$H$12]*100" office:value-type="float" office:value="-41.5602678571429">
            <text:p>-41.56</text:p>
          </table:table-cell>
          <table:table-cell office:value-type="string">
            <text:p>(/8, /2)</text:p>
          </table:table-cell>
        </table:table-row>
        <table:table-row table:style-name="ro1">
          <table:table-cell/>
          <table:table-cell office:value-type="string">
            <text:p>radix5</text:p>
          </table:table-cell>
          <table:table-cell office:value-type="float" office:value="6.856333">
            <text:p>6.856333</text:p>
          </table:table-cell>
          <table:table-cell office:value-type="float" office:value="6.813667">
            <text:p>6.813667</text:p>
          </table:table-cell>
          <table:table-cell office:value-type="float" office:value="1.19">
            <text:p>1.19</text:p>
          </table:table-cell>
          <table:table-cell office:value-type="float" office:value="1.001667">
            <text:p>1.001667</text:p>
          </table:table-cell>
          <table:table-cell table:formula="of:=[.C16]-[.E16]" office:value-type="float" office:value="5.666333">
            <text:p>5.666333</text:p>
          </table:table-cell>
          <table:table-cell table:formula="of:=[.D16]-[.F16]" office:value-type="float" office:value="5.812">
            <text:p>5.812</text:p>
          </table:table-cell>
          <table:table-cell table:formula="of:=([.$C$12]-[.C16])/[.$C$12]*100" office:value-type="float" office:value="5.54714147954264">
            <text:p>5.55</text:p>
          </table:table-cell>
          <table:table-cell table:style-name="ce6" table:formula="of:=([.$G$12]-[.G16])/[.$G$12]*100" office:value-type="float" office:value="6.20206919384209">
            <text:p>6.20</text:p>
          </table:table-cell>
          <table:table-cell table:style-name="ce6" table:formula="of:=([.$D$12]-[.D16])/[.$D$12]*100" office:value-type="float" office:value="6.48274773538293">
            <text:p>6.48</text:p>
          </table:table-cell>
          <table:table-cell table:style-name="ce6" table:formula="of:=([.$H$12]-[.H16])/[.$H$12]*100" office:value-type="float" office:value="7.33418367346939">
            <text:p>7.33</text:p>
          </table:table-cell>
          <table:table-cell office:value-type="string">
            <text:p><text:s/>(/16, /4)</text:p>
          </table:table-cell>
        </table:table-row>
        <table:table-row table:style-name="ro2">
          <table:table-cell/>
          <table:table-cell office:value-type="string">
            <text:p>radix6</text:p>
          </table:table-cell>
          <table:table-cell office:value-type="float" office:value="7.521999">
            <text:p>7.521999</text:p>
          </table:table-cell>
          <table:table-cell office:value-type="float" office:value="7.72333">
            <text:p>7.72333</text:p>
          </table:table-cell>
          <table:table-cell office:value-type="float" office:value="1.252333">
            <text:p>1.252333</text:p>
          </table:table-cell>
          <table:table-cell office:value-type="float" office:value="1.076333">
            <text:p>1.076333</text:p>
          </table:table-cell>
          <table:table-cell table:formula="of:=[.C17]-[.E17]" office:value-type="float" office:value="6.269666">
            <text:p>6.269666</text:p>
          </table:table-cell>
          <table:table-cell table:formula="of:=[.D17]-[.F17]" office:value-type="float" office:value="6.646997">
            <text:p>6.646997</text:p>
          </table:table-cell>
          <table:table-cell table:formula="of:=([.$C$12]-[.C17])/[.$C$12]*100" office:value-type="float" office:value="-3.62307480369196">
            <text:p>-3.62</text:p>
          </table:table-cell>
          <table:table-cell table:style-name="ce6" table:formula="of:=([.$G$12]-[.G17])/[.$G$12]*100" office:value-type="float" office:value="-3.78523423274292">
            <text:p>-3.79</text:p>
          </table:table-cell>
          <table:table-cell table:style-name="ce6" table:formula="of:=([.$D$12]-[.D17])/[.$D$12]*100" office:value-type="float" office:value="-6.00233324183366">
            <text:p>-6.00</text:p>
          </table:table-cell>
          <table:table-cell table:style-name="ce6" table:formula="of:=([.$H$12]-[.H17])/[.$H$12]*100" office:value-type="float" office:value="-5.97890625000001">
            <text:p>-5.98</text:p>
          </table:table-cell>
          <table:table-cell office:value-type="string">
            <text:p>Memaligned, Separate allocation of superchildren (/8, /3)</text:p>
          </table:table-cell>
        </table:table-row>
        <table:table-row table:style-name="ro1">
          <table:table-cell/>
          <table:table-cell office:value-type="string">
            <text:p>radix7</text:p>
          </table:table-cell>
          <table:table-cell office:value-type="float" office:value="7.022668">
            <text:p>7.022668</text:p>
          </table:table-cell>
          <table:table-cell office:value-type="float" office:value="6.872333">
            <text:p>6.872333</text:p>
          </table:table-cell>
          <table:table-cell office:value-type="float" office:value="1.284667">
            <text:p>1.284667</text:p>
          </table:table-cell>
          <table:table-cell office:value-type="float" office:value="1.112333">
            <text:p>1.112333</text:p>
          </table:table-cell>
          <table:table-cell table:formula="of:=[.C18]-[.E18]" office:value-type="float" office:value="5.738001">
            <text:p>5.738001</text:p>
          </table:table-cell>
          <table:table-cell table:formula="of:=[.D18]-[.F18]" office:value-type="float" office:value="5.76">
            <text:p>5.76</text:p>
          </table:table-cell>
          <table:table-cell table:formula="of:=([.$C$12]-[.C18])/[.$C$12]*100" office:value-type="float" office:value="3.25571015291362">
            <text:p>3.26</text:p>
          </table:table-cell>
          <table:table-cell table:style-name="ce6" table:formula="of:=([.$G$12]-[.G18])/[.$G$12]*100" office:value-type="float" office:value="5.01570931964906">
            <text:p>5.02</text:p>
          </table:table-cell>
          <table:table-cell table:style-name="ce6" table:formula="of:=([.$D$12]-[.D18])/[.$D$12]*100" office:value-type="float" office:value="5.67755970354103">
            <text:p>5.68</text:p>
          </table:table-cell>
          <table:table-cell table:style-name="ce6" table:formula="of:=([.$H$12]-[.H18])/[.$H$12]*100" office:value-type="float" office:value="8.16326530612244">
            <text:p>8.16</text:p>
          </table:table-cell>
          <table:table-cell office:value-type="string">
            <text:p>Removed member fields. (/12, /5)</text:p>
          </table:table-cell>
        </table:table-row>
        <table:table-row table:style-name="ro1">
          <table:table-cell/>
          <table:table-cell office:value-type="string">
            <text:p>radix8</text:p>
          </table:table-cell>
          <table:table-cell office:value-type="float" office:value="7.728333">
            <text:p>7.728333</text:p>
          </table:table-cell>
          <table:table-cell office:value-type="float" office:value="7.52267">
            <text:p>7.52267</text:p>
          </table:table-cell>
          <table:table-cell office:value-type="float" office:value="1.267667">
            <text:p>1.267667</text:p>
          </table:table-cell>
          <table:table-cell office:value-type="float" office:value="1.08">
            <text:p>1.08</text:p>
          </table:table-cell>
          <table:table-cell table:formula="of:=[.C19]-[.E19]" office:value-type="float" office:value="6.460666">
            <text:p>6.460666</text:p>
          </table:table-cell>
          <table:table-cell table:formula="of:=[.D19]-[.F19]" office:value-type="float" office:value="6.44267">
            <text:p>6.44267</text:p>
          </table:table-cell>
          <table:table-cell table:formula="of:=([.$C$12]-[.C19])/[.$C$12]*100" office:value-type="float" office:value="-6.46553244248519">
            <text:p>-6.47</text:p>
          </table:table-cell>
          <table:table-cell table:style-name="ce6" table:formula="of:=([.$G$12]-[.G19])/[.$G$12]*100" office:value-type="float" office:value="-6.94696242343982">
            <text:p>-6.95</text:p>
          </table:table-cell>
          <table:table-cell table:style-name="ce6" table:formula="of:=([.$D$12]-[.D19])/[.$D$12]*100" office:value-type="float" office:value="-3.24828438100467">
            <text:p>-3.25</text:p>
          </table:table-cell>
          <table:table-cell table:style-name="ce6" table:formula="of:=([.$H$12]-[.H19])/[.$H$12]*100" office:value-type="float" office:value="-2.72114158163266">
            <text:p>-2.72</text:p>
          </table:table-cell>
          <table:table-cell office:value-type="string">
            <text:p>(/12, /5)</text:p>
          </table:table-cell>
        </table:table-row>
        <table:table-row table:style-name="ro1">
          <table:table-cell table:number-columns-repeated="6"/>
          <table:table-cell table:style-name="ce1"/>
          <table:table-cell/>
          <table:table-cell table:style-name="ce1" table:number-columns-repeated="4"/>
          <table:table-cell table:style-name="ce9"/>
        </table:table-row>
        <table:table-row table:style-name="ro1">
          <table:table-cell office:value-type="string">
            <text:p>1mgt_20</text:p>
          </table:table-cell>
          <table:table-cell table:style-name="ce2" office:value-type="string">
            <text:p>Element</text:p>
          </table:table-cell>
          <table:table-cell table:style-name="ce2" office:value-type="string">
            <text:p><text:s/>32-bit</text:p>
          </table:table-cell>
          <table:table-cell table:style-name="ce2" office:value-type="string">
            <text:p><text:s/>64-bit</text:p>
          </table:table-cell>
          <table:table-cell table:style-name="ce2" office:value-type="string">
            <text:p>32-bit Setup</text:p>
          </table:table-cell>
          <table:table-cell table:style-name="ce2" office:value-type="string">
            <text:p>64-bit Setup</text:p>
          </table:table-cell>
          <table:table-cell table:style-name="ce2" office:value-type="string">
            <text:p>32-bit Effective </text:p>
          </table:table-cell>
          <table:table-cell table:style-name="ce2" office:value-type="string">
            <text:p>64-bit Effective</text:p>
          </table:table-cell>
          <table:table-cell table:style-name="ce2" office:value-type="string">
            <text:p>32-bit % Diff</text:p>
          </table:table-cell>
          <table:table-cell table:style-name="ce2" office:value-type="string">
            <text:p>32-bit Effective %</text:p>
          </table:table-cell>
          <table:table-cell table:style-name="ce2" office:value-type="string">
            <text:p>64-bit % Diff</text:p>
          </table:table-cell>
          <table:table-cell table:style-name="ce2" office:value-type="string">
            <text:p>64-Bit Effective %</text:p>
          </table:table-cell>
          <table:table-cell table:style-name="ce7" office:value-type="string">
            <text:p>Description</text:p>
          </table:table-cell>
        </table:table-row>
        <table:table-row table:style-name="ro1">
          <table:table-cell/>
          <table:table-cell office:value-type="string">
            <text:p>radix1</text:p>
          </table:table-cell>
          <table:table-cell office:value-type="float" office:value="8.665999">
            <text:p>8.665999</text:p>
          </table:table-cell>
          <table:table-cell office:value-type="float" office:value="8.871">
            <text:p>8.871</text:p>
          </table:table-cell>
          <table:table-cell office:value-type="float" office:value="1.702667">
            <text:p>1.702667</text:p>
          </table:table-cell>
          <table:table-cell office:value-type="float" office:value="1.603667">
            <text:p>1.603667</text:p>
          </table:table-cell>
          <table:table-cell table:formula="of:=[.C22]-[.E22]" office:value-type="float" office:value="6.963332">
            <text:p>6.963332</text:p>
          </table:table-cell>
          <table:table-cell table:formula="of:=[.D22]-[.F22]" office:value-type="float" office:value="7.267333">
            <text:p>7.267333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>Original RadixIPLookup</text:p>
          </table:table-cell>
        </table:table-row>
        <table:table-row table:style-name="ro1">
          <table:table-cell/>
          <table:table-cell office:value-type="string">
            <text:p>radix2</text:p>
          </table:table-cell>
          <table:table-cell office:value-type="float" office:value="9.493999">
            <text:p>9.493999</text:p>
          </table:table-cell>
          <table:table-cell office:value-type="float" office:value="9.713668">
            <text:p>9.713668</text:p>
          </table:table-cell>
          <table:table-cell office:value-type="float" office:value="2.058">
            <text:p>2.058</text:p>
          </table:table-cell>
          <table:table-cell office:value-type="float" office:value="1.999667">
            <text:p>1.999667</text:p>
          </table:table-cell>
          <table:table-cell table:formula="of:=[.C23]-[.E23]" office:value-type="float" office:value="7.435999">
            <text:p>7.435999</text:p>
          </table:table-cell>
          <table:table-cell table:formula="of:=[.D23]-[.F23]" office:value-type="float" office:value="7.714001">
            <text:p>7.714001</text:p>
          </table:table-cell>
          <table:table-cell table:style-name="ce6" table:formula="of:=([.$C$22]-[.C23])/[.$C$22]*100" office:value-type="float" office:value="-9.55458222416136">
            <text:p>-9.55</text:p>
          </table:table-cell>
          <table:table-cell table:style-name="ce6" table:formula="of:=([.$G$22]-[.G23])/[.$G$22]*100" office:value-type="float" office:value="-6.78794289860086">
            <text:p>-6.79</text:p>
          </table:table-cell>
          <table:table-cell table:style-name="ce6" table:formula="of:=([.$D$22]-[.D23])/[.$D$22]*100" office:value-type="float" office:value="-9.49913200315635">
            <text:p>-9.50</text:p>
          </table:table-cell>
          <table:table-cell table:style-name="ce6" table:formula="of:=([.$H$22]-[.H23])/[.$H$22]*100" office:value-type="float" office:value="-6.1462437458143">
            <text:p>-6.15</text:p>
          </table:table-cell>
          <table:table-cell office:value-type="string">
            <text:p>Memaligned <text:s/>(/8, /3)</text:p>
          </table:table-cell>
        </table:table-row>
        <table:table-row table:style-name="ro1">
          <table:table-cell/>
          <table:table-cell office:value-type="string">
            <text:p>radix3</text:p>
          </table:table-cell>
          <table:table-cell office:value-type="float" office:value="8.965">
            <text:p>8.965</text:p>
          </table:table-cell>
          <table:table-cell office:value-type="float" office:value="9.874333">
            <text:p>9.874333</text:p>
          </table:table-cell>
          <table:table-cell office:value-type="float" office:value="1.785334">
            <text:p>1.785334</text:p>
          </table:table-cell>
          <table:table-cell office:value-type="float" office:value="1.578">
            <text:p>1.578</text:p>
          </table:table-cell>
          <table:table-cell table:formula="of:=[.C24]-[.E24]" office:value-type="float" office:value="7.179666">
            <text:p>7.179666</text:p>
          </table:table-cell>
          <table:table-cell table:formula="of:=[.D24]-[.F24]" office:value-type="float" office:value="8.296333">
            <text:p>8.296333</text:p>
          </table:table-cell>
          <table:table-cell table:style-name="ce6" table:formula="of:=([.$C$22]-[.C24])/[.$C$22]*100" office:value-type="float" office:value="-3.45027734251989">
            <text:p>-3.45</text:p>
          </table:table-cell>
          <table:table-cell table:style-name="ce6" table:formula="of:=([.$G$22]-[.G24])/[.$G$22]*100" office:value-type="float" office:value="-3.1067598098152">
            <text:p>-3.11</text:p>
          </table:table-cell>
          <table:table-cell table:style-name="ce6" table:formula="of:=([.$D$22]-[.D24])/[.$D$22]*100" office:value-type="float" office:value="-11.3102581445158">
            <text:p>-11.31</text:p>
          </table:table-cell>
          <table:table-cell table:style-name="ce6" table:formula="of:=([.$H$22]-[.H24])/[.$H$22]*100" office:value-type="float" office:value="-14.159252094269">
            <text:p>-14.16</text:p>
          </table:table-cell>
          <table:table-cell office:value-type="string">
            <text:p><text:s/>(/8,/3)</text:p>
          </table:table-cell>
        </table:table-row>
        <table:table-row table:style-name="ro1">
          <table:table-cell/>
          <table:table-cell office:value-type="string">
            <text:p>radix4</text:p>
          </table:table-cell>
          <table:table-cell office:value-type="float" office:value="9.686001">
            <text:p>9.686001</text:p>
          </table:table-cell>
          <table:table-cell office:value-type="float" office:value="10.878335">
            <text:p>10.878335</text:p>
          </table:table-cell>
          <table:table-cell office:value-type="float" office:value="1.828667">
            <text:p>1.828667</text:p>
          </table:table-cell>
          <table:table-cell office:value-type="float" office:value="1.570333">
            <text:p>1.570333</text:p>
          </table:table-cell>
          <table:table-cell table:formula="of:=[.C25]-[.E25]" office:value-type="float" office:value="7.857334">
            <text:p>7.857334</text:p>
          </table:table-cell>
          <table:table-cell table:formula="of:=[.D25]-[.F25]" office:value-type="float" office:value="9.308002">
            <text:p>9.308002</text:p>
          </table:table-cell>
          <table:table-cell table:style-name="ce6" table:formula="of:=([.$C$22]-[.C25])/[.$C$22]*100" office:value-type="float" office:value="-11.7701606012186">
            <text:p>-11.77</text:p>
          </table:table-cell>
          <table:table-cell table:style-name="ce6" table:formula="of:=([.$G$22]-[.G25])/[.$G$22]*100" office:value-type="float" office:value="-12.8387099739033">
            <text:p>-12.84</text:p>
          </table:table-cell>
          <table:table-cell table:style-name="ce6" table:formula="of:=([.$D$22]-[.D25])/[.$D$22]*100" office:value-type="float" office:value="-22.6280577161538">
            <text:p>-22.63</text:p>
          </table:table-cell>
          <table:table-cell table:style-name="ce6" table:formula="of:=([.$H$22]-[.H25])/[.$H$22]*100" office:value-type="float" office:value="-28.0800260563263">
            <text:p>-28.08</text:p>
          </table:table-cell>
          <table:table-cell office:value-type="string">
            <text:p>(/8, /2)</text:p>
          </table:table-cell>
        </table:table-row>
        <table:table-row table:style-name="ro1">
          <table:table-cell/>
          <table:table-cell office:value-type="string">
            <text:p>radix5</text:p>
          </table:table-cell>
          <table:table-cell office:value-type="float" office:value="8.231667">
            <text:p>8.231667</text:p>
          </table:table-cell>
          <table:table-cell office:value-type="float" office:value="8.445666">
            <text:p>8.445666</text:p>
          </table:table-cell>
          <table:table-cell office:value-type="float" office:value="1.672666">
            <text:p>1.672666</text:p>
          </table:table-cell>
          <table:table-cell office:value-type="float" office:value="1.585334">
            <text:p>1.585334</text:p>
          </table:table-cell>
          <table:table-cell table:formula="of:=[.C26]-[.E26]" office:value-type="float" office:value="6.559001">
            <text:p>6.559001</text:p>
          </table:table-cell>
          <table:table-cell table:formula="of:=[.D26]-[.F26]" office:value-type="float" office:value="6.860332">
            <text:p>6.860332</text:p>
          </table:table-cell>
          <table:table-cell table:style-name="ce6" table:formula="of:=([.$C$22]-[.C26])/[.$C$22]*100" office:value-type="float" office:value="5.01190918669619">
            <text:p>5.01</text:p>
          </table:table-cell>
          <table:table-cell table:style-name="ce6" table:formula="of:=([.$G$22]-[.G26])/[.$G$22]*100" office:value-type="float" office:value="5.80657363457608">
            <text:p>5.81</text:p>
          </table:table-cell>
          <table:table-cell table:style-name="ce6" table:formula="of:=([.$D$22]-[.D26])/[.$D$22]*100" office:value-type="float" office:value="4.79465674670275">
            <text:p>4.79</text:p>
          </table:table-cell>
          <table:table-cell table:style-name="ce6" table:formula="of:=([.$H$22]-[.H26])/[.$H$22]*100" office:value-type="float" office:value="5.60041764977607">
            <text:p>5.60</text:p>
          </table:table-cell>
          <table:table-cell office:value-type="string">
            <text:p><text:s/>(/16, /4)</text:p>
          </table:table-cell>
        </table:table-row>
        <table:table-row table:style-name="ro2">
          <table:table-cell/>
          <table:table-cell office:value-type="string">
            <text:p>radix6</text:p>
          </table:table-cell>
          <table:table-cell office:value-type="float" office:value="8.986334">
            <text:p>8.986334</text:p>
          </table:table-cell>
          <table:table-cell office:value-type="float" office:value="11.859332">
            <text:p>11.859332</text:p>
          </table:table-cell>
          <table:table-cell office:value-type="float" office:value="2.274333">
            <text:p>2.274333</text:p>
          </table:table-cell>
          <table:table-cell office:value-type="float" office:value="2.210334">
            <text:p>2.210334</text:p>
          </table:table-cell>
          <table:table-cell table:formula="of:=[.C27]-[.E27]" office:value-type="float" office:value="6.712001">
            <text:p>6.712001</text:p>
          </table:table-cell>
          <table:table-cell table:formula="of:=[.D27]-[.F27]" office:value-type="float" office:value="9.648998">
            <text:p>9.648998</text:p>
          </table:table-cell>
          <table:table-cell table:style-name="ce6" table:formula="of:=([.$C$22]-[.C27])/[.$C$22]*100" office:value-type="float" office:value="-3.6964578463487">
            <text:p>-3.70</text:p>
          </table:table-cell>
          <table:table-cell table:style-name="ce6" table:formula="of:=([.$G$22]-[.G27])/[.$G$22]*100" office:value-type="float" office:value="3.60934966191473">
            <text:p>3.61</text:p>
          </table:table-cell>
          <table:table-cell table:style-name="ce6" table:formula="of:=([.$D$22]-[.D27])/[.$D$22]*100" office:value-type="float" office:value="-33.686529139894">
            <text:p>-33.69</text:p>
          </table:table-cell>
          <table:table-cell table:style-name="ce6" table:formula="of:=([.$H$22]-[.H27])/[.$H$22]*100" office:value-type="float" office:value="-32.7722013013577">
            <text:p>-32.77</text:p>
          </table:table-cell>
          <table:table-cell office:value-type="string">
            <text:p>Memaligned, Separate allocation of superchildren (/8, /3)</text:p>
          </table:table-cell>
        </table:table-row>
        <table:table-row table:style-name="ro1">
          <table:table-cell/>
          <table:table-cell office:value-type="string">
            <text:p>radix7</text:p>
          </table:table-cell>
          <table:table-cell office:value-type="float" office:value="7.4700001">
            <text:p>7.4700001</text:p>
          </table:table-cell>
          <table:table-cell office:value-type="float" office:value="7.988668">
            <text:p>7.988668</text:p>
          </table:table-cell>
          <table:table-cell office:value-type="float" office:value="1.930667">
            <text:p>1.930667</text:p>
          </table:table-cell>
          <table:table-cell office:value-type="float" office:value="1.924">
            <text:p>1.924</text:p>
          </table:table-cell>
          <table:table-cell table:formula="of:=[.C28]-[.E28]" office:value-type="float" office:value="5.5393331">
            <text:p>5.5393331</text:p>
          </table:table-cell>
          <table:table-cell table:formula="of:=[.D28]-[.F28]" office:value-type="float" office:value="6.064668">
            <text:p>6.064668</text:p>
          </table:table-cell>
          <table:table-cell table:style-name="ce6" table:formula="of:=([.$C$22]-[.C28])/[.$C$22]*100" office:value-type="float" office:value="13.8010505193919">
            <text:p>13.80</text:p>
          </table:table-cell>
          <table:table-cell table:style-name="ce6" table:formula="of:=([.$G$22]-[.G28])/[.$G$22]*100" office:value-type="float" office:value="20.4499641838131">
            <text:p>20.45</text:p>
          </table:table-cell>
          <table:table-cell table:style-name="ce6" table:formula="of:=([.$D$22]-[.D28])/[.$D$22]*100" office:value-type="float" office:value="9.94625183181153">
            <text:p>9.95</text:p>
          </table:table-cell>
          <table:table-cell table:style-name="ce6" table:formula="of:=([.$H$22]-[.H28])/[.$H$22]*100" office:value-type="float" office:value="16.5489182895569">
            <text:p>16.55</text:p>
          </table:table-cell>
          <table:table-cell office:value-type="string">
            <text:p>Removed member fields. (/12, /5)</text:p>
          </table:table-cell>
        </table:table-row>
        <table:table-row table:style-name="ro1">
          <table:table-cell/>
          <table:table-cell office:value-type="string">
            <text:p>radix8</text:p>
          </table:table-cell>
          <table:table-cell office:value-type="float" office:value="8.440334">
            <text:p>8.440334</text:p>
          </table:table-cell>
          <table:table-cell office:value-type="float" office:value="8.623">
            <text:p>8.623</text:p>
          </table:table-cell>
          <table:table-cell office:value-type="float" office:value="1.94">
            <text:p>1.94</text:p>
          </table:table-cell>
          <table:table-cell office:value-type="float" office:value="1.921667">
            <text:p>1.921667</text:p>
          </table:table-cell>
          <table:table-cell table:formula="of:=[.C29]-[.E29]" office:value-type="float" office:value="6.500334">
            <text:p>6.500334</text:p>
          </table:table-cell>
          <table:table-cell table:formula="of:=[.D29]-[.F29]" office:value-type="float" office:value="6.701333">
            <text:p>6.701333</text:p>
          </table:table-cell>
          <table:table-cell table:style-name="ce6" table:formula="of:=([.$C$22]-[.C29])/[.$C$22]*100" office:value-type="float" office:value="2.60402753335189">
            <text:p>2.60</text:p>
          </table:table-cell>
          <table:table-cell table:style-name="ce6" table:formula="of:=([.$G$22]-[.G29])/[.$G$22]*100" office:value-type="float" office:value="6.64908696009323">
            <text:p>6.65</text:p>
          </table:table-cell>
          <table:table-cell table:style-name="ce6" table:formula="of:=([.$D$22]-[.D29])/[.$D$22]*100" office:value-type="float" office:value="2.79562619772293">
            <text:p>2.80</text:p>
          </table:table-cell>
          <table:table-cell table:style-name="ce6" table:formula="of:=([.$H$22]-[.H29])/[.$H$22]*100" office:value-type="float" office:value="7.78827666215379">
            <text:p>7.79</text:p>
          </table:table-cell>
          <table:table-cell office:value-type="string">
            <text:p>(/12, /5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3" number:min-integer-digits="1"/>
    </number:number-style>
    <number:number-style style:name="N118">
      <number:number number:decimal-places="12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5" number:min-integer-digits="1"/>
    </number:number-style>
    <number:number-style style:name="N129">
      <number:number number:decimal-places="16" number:min-integer-digits="1"/>
    </number:number-style>
    <number:number-style style:name="N130">
      <number:number number:decimal-places="17" number:min-integer-digits="1"/>
    </number:number-style>
    <number:number-style style:name="N131">
      <number:number number:decimal-places="1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7">04/07/2011</text:date>, <text:time>13:1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1-04-07T13:18:44</dc:date>
    <dc:creator>Rohit </dc:creator>
    <meta:editing-duration>PT03H59M14S</meta:editing-duration>
    <meta:editing-cycles>6</meta:editing-cycles>
    <meta:document-statistic meta:table-count="1" meta:cell-count="324" meta:object-count="0"/>
  </office:meta>
</office:document-meta>
</file>